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MgOpen Cosmetica" svg:font-family="MgOpen Cosmetica"/>
  </office:font-face-decls>
  <office:automatic-styles>
    <style:style style:name="T1" style:family="text">
      <style:text-properties style:font-name="MgOpen Cosmetica" fo:font-size="36pt"/>
    </style:style>
    <style:style style:name="T2" style:family="text">
      <style:text-properties fo:color="#000000" style:font-name="Arial" fo:font-size="17pt" fo:language="en" fo:country="CH" fo:font-weight="bold"/>
    </style:style>
    <style:style style:name="T3" style:family="text">
      <style:text-properties fo:color="#000000" style:font-name="Arial" fo:font-size="14pt" fo:language="en" fo:country="CH" fo:font-weight="bold"/>
    </style:style>
    <style:style style:name="P2" style:family="paragraph" style:parent-style-name="Normal">
      <style:paragraph-properties fo:text-align="center" fo:break-before="page"/>
    </style:style>
    <style:style style:name="P3" style:family="paragraph" style:parent-style-name="Normal">
      <style:paragraph-properties fo:break-before="page"/>
    </style:style>
    <style:style style:name="P4" style:family="paragraph" style:parent-style-name="Numbered Heading 1">
      <style:paragraph-properties fo:break-before="page"/>
    </style:style>
    <style:style style:name="P5" style:family="paragraph">
      <style:paragraph-properties fo:text-align="center" fo:margin-left="0.0000in" fo:margin-right="0.0000in" fo:margin-top="0.0000in" fo:margin-bottom="0.0000in"/>
    </style:style>
    <style:style style:name="P6" style:family="paragraph">
      <style:paragraph-properties fo:text-align="left"/>
      <style:text-properties style:font-name="Times New Roman" fo:font-size="12pt" fo:language="none" fo:country="none"/>
    </style:style>
    <style:style style:name="P1" style:family="paragraph" style:parent-style-name="Normal">
      <style:paragraph-properties fo:text-align="center"/>
    </style:style>
    <text:list-style style:name="L1">
      <text:list-level-style-number text:level="1" style:num-format="1" text:start-value="1">
        <style:list-level-properties text:space-before="0.000000cm"/>
      </text:list-level-style-number>
    </text:list-style>
    <text:list-style style:name="L2">
      <text:list-level-style-number text:level="1" style:num-format="1" text:start-value="1">
        <style:list-level-properties text:space-before="0.000000cm"/>
      </text:list-level-style-number>
    </text:list-style>
    <text:list-style style:name="L3">
      <text:list-level-style-number text:level="2" style:num-format="1" text:start-value="1" text:display-levels="2">
        <style:list-level-properties text:space-before="0.000000cm"/>
      </text:list-level-style-number>
    </text:list-style>
  </office:automatic-styles>
  <office:body>
    <office:text>
      <text:p text:style-name="P1"><text:line-break/><text:line-break/><text:line-break/><text:line-break/><text:line-break/><text:span text:style-name="T1">CatBox Dokumentation</text:span></text:p>
      <text:p text:style-name="P2"/>
      <text:p text:style-name="P3"/>
      <text:p text:style-name="Normal"/>
      <text:table-of-content text:protected="true" text:name="Table of Contents147607553">
        <text:table-of-content-source text:outline-level="4">
          <text:index-title-template text:style-name="Contents Header">Inhaltsverzeichnis</text:index-title-template>
          <text:table-of-content-entry-template text:outline-level="1" text:style-name="Contents 1">
            <text:index-entry-chapter/>
            <text:index-entry-text/>
            <text:index-entry-tab-stop style:type="right" style:leader-char="."/>
            <text:index-entry-page-number/>
          </text:table-of-content-entry-template>
          <text:table-of-content-entry-template text:outline-level="2" text:style-name="Contents 2">
            <text:index-entry-chapter/>
            <text:index-entry-text/>
            <text:index-entry-tab-stop style:type="right" style:leader-char="."/>
            <text:index-entry-page-number/>
          </text:table-of-content-entry-template>
          <text:table-of-content-entry-template text:outline-level="3" text:style-name="Contents 3">
            <text:index-entry-chapter/>
            <text:index-entry-text/>
            <text:index-entry-tab-stop style:type="right" style:leader-char="."/>
            <text:index-entry-page-number/>
          </text:table-of-content-entry-template>
          <text:table-of-content-entry-template text:outline-level="4" text:style-name="Contents 4">
            <text:index-entry-chapter/>
            <text:index-entry-text/>
            <text:index-entry-tab-stop style:type="right" style:leader-char="."/>
            <text:index-entry-page-number/>
          </text:table-of-content-entry-template>
        </text:table-of-content-source>
      </text:table-of-content>
      <text:p text:style-name="Normal"/>
      <text:list text:style-name="L1">
        <text:list-item>
          <text:p text:style-name="P4"><text:span text:style-name="T2">Einführung</text:span></text:p>
        </text:list-item>
      </text:list>
      <text:p text:style-name="Normal">CatBox ist das Akronym für Central Administration ToolBox und lässt sich als Konfigurationswerkzeug auf allen Linux-basierten Distributionen einsetzen.</text:p>
      <text:p text:style-name="Normal"><text:line-break/>Da es modular aufgebaut ist, kann man über die CatBox Library mit Leichtigkeit eigene Module einbauen. Die Module enthalten Daten zum Aufbau der CatBox-GUI und eine Struktur die dem CatBox-Daemon sagt wie er Konfigurationsdateien einzulesen und manipulieren hat.</text:p>
      <text:p text:style-name="Normal"/>
      <text:p text:style-name="Normal">CatBox ist aus 4 Grundkomponenten aufgebaut, zum Betrieb davon sind 3 nötig.</text:p>
      <text:p text:style-name="Normal">Nähere Informationen gibt es dazu im 2. Kapitel "Das Trinity-Konzept".</text:p>
      <text:list text:style-name="L2">
        <text:list-item>
          <text:p text:style-name="P4"><text:span text:style-name="T2"/>Das Trinity-Konzept / CatBox Grundkomponenten</text:p>
        </text:list-item>
      </text:list>
      <text:p text:style-name="Normal">CatBox basiert auf dem sogenannten Trinity(Dreifalitgkeit)-Prinzip und besitzt daher 3 Grundkomponenten die unentbehrlich sind für den Betrieb.</text:p>
      <text:list text:style-name="L3">
        <text:list-item>
          <text:p text:style-name="Numbered Heading 2"><text:span text:style-name="T3"/><text:line-break/>Der CatBox-Daemon</text:p>
        </text:list-item>
      </text:list>
      <text:p text:style-name="Normal">Der CatBox-Daemon ( = System-Dienst, im Hintergrund) wird nach der Installation auf dem Client oder dem CatMS(CatBox Management Server) beim Booten gestartet über xinetd oder wahlweise inetd. Alternativ wird ein eigenes Bootscript angelegt, dass nach dem Starten des Netzwerks aktiviert wird. Er lädt die Konfiguration aus /etc/catbox/catbox.conf und startet alle angegebenen Module mit ihren jeweiligen Konfigurationen.</text:p>
      <text:p text:style-name="Normal">Nun ist er bereit Befehle von CatBox-NC und CatBox-GTK entgegenzunehmen, den Frontends zu CatBox-Daemon.Installa</text:p>
      <text:p><text:span text:style-name="T3"><text:tab/></text:span></text:p>
      <text:p text:style-name="P5"/>
      <text:p text:style-name="P6"/>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imes New Roman" svg:font-family="Times New Roman"/>
  </office:font-face-decls>
  <office:styles>
    <style:style style:name="Normal" style:family="paragraph">
      <style:paragraph-properties fo:text-align="left" fo:background-color="transparent" fo:widows="2" fo:margin-left="0pt" fo:margin-right="0pt" fo:margin-top="0pt" fo:margin-bottom="0pt"/>
      <style:text-properties fo:color="#000000" style:font-name="Times New Roman" fo:font-size="12pt" fo:language="en" fo:country="CH"/>
    </style:style>
    <style:style style:name="Numbered Heading 1" style:family="paragraph" style:parent-style-name="Heading 1" style:next-style-name="Normal">
      <style:paragraph-properties fo:margin-left="0.0in"/>
    </style:style>
    <style:style style:name="Numbered Heading 2" style:family="paragraph" style:parent-style-name="Heading 2" style:next-style-name="Normal">
      <style:paragraph-properties fo:margin-left="0.0in"/>
    </style:style>
    <style:style style:name="Heading 1" style:family="paragraph" style:parent-style-name="Normal" style:next-style-name="Normal">
      <style:paragraph-properties fo:margin-top="22pt" fo:margin-bottom="3pt" fo:keep-with-next="auto"/>
      <style:text-properties style:font-name="Arial" fo:font-size="17pt" fo:font-weight="bold"/>
    </style:style>
    <style:style style:name="Heading 2" style:family="paragraph" style:parent-style-name="Normal" style:next-style-name="Normal">
      <style:paragraph-properties fo:margin-top="22pt" fo:margin-bottom="3pt" fo:keep-with-next="auto"/>
      <style:text-properties style:font-name="Arial" fo:font-size="14pt" fo:font-weight="bold"/>
    </style:style>
  </office:styles>
  <office:automatic-styles>
    <style:style style:name="P1" style:family="paragraph">
      <style:paragraph-properties fo:text-align="center"/>
    </style:style>
    <style:page-layout style:name="Standard">
      <style:page-layout-properties fo:page-width="8.267717in" fo:page-height="11.692913in" style:print-orientation="portrait" fo:margin-top="0.5000in" fo:margin-bottom="0.5000in" fo:margin-left="1.0000in" fo:margin-right="1.0000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header>
        <text:p text:style-name="P1">CatBox Dokumentation Deutsch 0.1,  </text:p>
      </style:header>
      <style:footer>
        <text:p text:style-name="P1">Seite  vo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dc:title>CatBox Dokumentation</dc:title>
    <dc:subject>CatBox</dc:subject>
    <dc:creator>Michael Durrer</dc:creator>
  </office:meta>
</office:document-meta>
</file>